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6.912cm" fo:margin-left="0.09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1.A" style:family="table-column">
      <style:table-column-properties style:column-width="1.095cm"/>
    </style:style>
    <style:style style:name="Таблица1.B" style:family="table-column">
      <style:table-column-properties style:column-width="7.315cm"/>
    </style:style>
    <style:style style:name="Таблица1.C" style:family="table-column">
      <style:table-column-properties style:column-width="8.5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2" style:family="table-row">
      <style:table-row-properties fo:background-color="transparent" fo:keep-together="auto">
        <style:background-image/>
      </style:table-row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P1" style:family="paragraph" style:parent-style-name="Preformatted_20_Text">
      <style:text-properties style:font-name="Tahoma" fo:font-size="12pt" fo:font-weight="normal" officeooo:rsid="003434c4" style:font-name-asian="WenQuanYi Micro Hei Mono" style:font-size-asian="12pt" style:font-weight-asian="normal" style:font-name-complex="Liberation Mono" style:font-size-complex="12pt" style:font-weight-complex="normal"/>
    </style:style>
    <style:style style:name="P2" style:family="paragraph" style:parent-style-name="Standard">
      <style:text-properties style:font-name="Tahoma" fo:font-size="12pt" fo:font-weight="bold" officeooo:rsid="012f73dc" officeooo:paragraph-rsid="012f73dc" style:font-name-asian="WenQuanYi Micro Hei Mono" style:font-size-asian="12pt" style:font-weight-asian="bold" style:font-name-complex="Liberation Mono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Tahoma" fo:font-size="12pt" fo:font-weight="normal" officeooo:rsid="0117d7e5" officeooo:paragraph-rsid="0117d7e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Tahoma" fo:font-size="12pt" fo:font-weight="normal" officeooo:rsid="0115e204" officeooo:paragraph-rsid="0117d7e5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ahoma" fo:font-size="12pt" fo:font-weight="normal" officeooo:rsid="012f73dc" officeooo:paragraph-rsid="012f73dc" style:font-name-asian="WenQuanYi Micro Hei Mono" style:font-size-asian="12pt" style:font-weight-asian="normal" style:font-name-complex="Liberation Mono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Tahoma" fo:font-size="12pt" fo:language="ru" fo:country="RU" fo:font-weight="bold" officeooo:rsid="0115e204" officeooo:paragraph-rsid="011a87f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Tahoma" fo:font-size="12pt" officeooo:paragraph-rsid="010d6f22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ahoma" fo:font-size="12pt" officeooo:paragraph-rsid="0118c7d9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Tahoma" fo:font-size="12pt" officeooo:rsid="0120fd26" officeooo:paragraph-rsid="0120fd26" style:font-size-asian="12pt" style:font-size-complex="12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ahoma" fo:font-size="12pt" fo:font-weight="normal" officeooo:rsid="00e51445" officeooo:paragraph-rsid="011a87f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ahoma" fo:font-size="12pt" fo:font-weight="normal" officeooo:rsid="01000224" officeooo:paragraph-rsid="01000224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Tahoma" fo:font-size="12pt" fo:language="ru" fo:country="RU" fo:font-style="normal" fo:text-shadow="none" style:text-underline-style="none" fo:font-weight="normal" officeooo:rsid="011f90ee" officeooo:paragraph-rsid="011f90ee" style:font-size-asian="12pt" style:font-style-asian="normal" style:font-weight-asian="normal" style:font-size-complex="12pt" style:font-weight-complex="normal" style:text-emphasize="none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Tahoma" fo:font-size="12pt" fo:language="ru" fo:country="RU" fo:font-style="normal" fo:text-shadow="none" style:text-underline-style="none" fo:font-weight="normal" officeooo:rsid="0101822f" officeooo:paragraph-rsid="01000224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size="12pt" fo:language="ru" fo:country="RU" officeooo:rsid="00597ad2" officeooo:paragraph-rsid="00597ad2" style:font-name-asian="WenQuanYi Micro Hei Mono" style:font-size-asian="12pt" style:font-name-complex="Liberation Mono" style:font-size-complex="12pt"/>
    </style:style>
    <style:style style:name="P15" style:family="paragraph" style:parent-style-name="Table_20_Contents">
      <style:text-properties style:font-name="Tahoma" fo:font-size="12pt" officeooo:rsid="000ad394" officeooo:paragraph-rsid="000ad394" style:font-name-asian="WenQuanYi Micro Hei Mono" style:font-size-asian="12pt" style:font-name-complex="Liberation Mono" style:font-size-complex="12pt"/>
    </style:style>
    <style:style style:name="P16" style:family="paragraph" style:parent-style-name="Table_20_Contents">
      <style:text-properties style:font-name="Tahoma" fo:font-size="12pt" fo:font-weight="normal" officeooo:rsid="00e51445" officeooo:paragraph-rsid="011a87fc" style:font-name-asian="WenQuanYi Micro Hei Mono" style:font-size-asian="12pt" style:font-weight-asian="normal" style:font-name-complex="Liberation Mono" style:font-size-complex="12pt" style:font-weight-complex="normal"/>
    </style:style>
    <style:style style:name="P17" style:family="paragraph" style:parent-style-name="Table_20_Contents">
      <style:text-properties style:font-name="Tahoma" fo:font-size="12pt" fo:font-weight="normal" officeooo:rsid="00eacc74" officeooo:paragraph-rsid="00eacc74" style:font-name-asian="WenQuanYi Micro Hei Mono" style:font-size-asian="12pt" style:font-weight-asian="normal" style:font-name-complex="Liberation Mono" style:font-size-complex="12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Tahoma" fo:font-size="12pt" fo:language="en" fo:country="US" fo:font-weight="normal" officeooo:rsid="011f90ee" officeooo:paragraph-rsid="011f90ee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color="#000000" style:font-name="Tahoma" fo:font-size="12pt" fo:font-weight="normal" officeooo:rsid="012f73dc" officeooo:paragraph-rsid="012f73dc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color="#000000" style:font-name="Tahoma" fo:font-size="12pt" fo:language="en" fo:country="US" fo:font-weight="normal" officeooo:rsid="0101822f" officeooo:paragraph-rsid="0101822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Tahoma" fo:font-size="12pt" officeooo:rsid="01399774" officeooo:paragraph-rsid="0139d808" fo:background-color="#ffffff" style:font-size-asian="12pt" style:font-size-complex="12pt"/>
    </style:style>
    <style:style style:name="P22" style:family="paragraph" style:parent-style-name="Standard">
      <style:text-properties style:font-name="Tahoma" fo:font-size="12pt" fo:font-weight="bold" officeooo:rsid="013cead3" officeooo:paragraph-rsid="013cead3" style:font-name-asian="WenQuanYi Micro Hei Mono" style:font-size-asian="12pt" style:font-weight-asian="bold" style:font-name-complex="Liberation Mono" style:font-size-complex="12pt" style:font-weight-complex="bold"/>
    </style:style>
    <style:style style:name="P23" style:family="paragraph" style:parent-style-name="Standard">
      <style:text-properties style:font-name="Tahoma" fo:font-size="12pt" fo:font-weight="normal" officeooo:rsid="012f73dc" officeooo:paragraph-rsid="012f73dc" style:font-size-asian="12pt" style:font-weight-asian="normal" style:font-size-complex="12pt" style:font-weight-complex="normal"/>
    </style:style>
    <style:style style:name="T1" style:family="text">
      <style:text-properties officeooo:rsid="0118c7d9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officeooo:rsid="0067dbf0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officeooo:rsid="00e65b4b" style:font-style-asian="normal" style:text-emphasize="none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officeooo:rsid="00eacc74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officeooo:rsid="00eb0f16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officeooo:rsid="011c464e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1f32df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31bd4b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31bd4b" style:font-style-asian="normal" style:font-weight-asian="normal" style:font-weight-complex="normal" style:text-emphasize="none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139d808" fo:background-color="#ffff00" loext:char-shading-value="0"/>
    </style:style>
    <style:style style:name="T15" style:family="text">
      <style:text-properties fo:font-weight="normal" officeooo:rsid="0118c7d9" style:font-weight-asian="normal" style:font-weight-complex="normal"/>
    </style:style>
    <style:style style:name="T16" style:family="text">
      <style:text-properties fo:font-weight="normal" officeooo:rsid="011a87fc" style:font-weight-asian="normal" style:font-weight-complex="normal"/>
    </style:style>
    <style:style style:name="T17" style:family="text">
      <style:text-properties officeooo:rsid="0130f914"/>
    </style:style>
    <style:style style:name="T18" style:family="text">
      <style:text-properties officeooo:rsid="0131bd4b"/>
    </style:style>
    <style:style style:name="T19" style:family="text">
      <style:text-properties officeooo:rsid="0139d808"/>
    </style:style>
    <style:style style:name="T20" style:family="text">
      <style:text-properties officeooo:rsid="0139d808" fo:background-color="#ffffff"/>
    </style:style>
    <style:style style:name="T21" style:family="text">
      <style:text-properties officeooo:rsid="0120fd26"/>
    </style:style>
    <style:style style:name="T22" style:family="text">
      <style:text-properties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№</text:p>
          </table:table-cell>
          <table:table-cell table:style-name="Таблица1.A1" office:value-type="string">
            <text:p text:style-name="P15">Вопросы</text:p>
          </table:table-cell>
          <table:table-cell table:style-name="Таблица1.C1" office:value-type="string">
            <text:p text:style-name="P15">Ответы</text:p>
          </table:table-cell>
        </table:table-row>
        <table:table-row table:style-name="Таблица1.2"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13">На основании какого документа указывается дата создания ОУ в подразделе 6.1. «Сведения о сроках создания»?</text:p>
          </table:table-cell>
          <table:table-cell table:style-name="Таблица1.C2" office:value-type="string">
            <text:p text:style-name="P11">Основанием для внесения информации в поле «Дата создания ОУ» подраздела 6.1. «Сведения о сроках создания» является решение о создании объекта учёта государственного органа, иными словами, документ-основание.</text:p>
          </table:table-cell>
        </table:table-row>
        <table:table-row table:style-name="Таблица1.2">
          <table:table-cell table:style-name="Таблица1.A2" office:value-type="string">
            <text:p text:style-name="P18">2</text:p>
          </table:table-cell>
          <table:table-cell table:style-name="Таблица1.A2" office:value-type="string">
            <text:p text:style-name="P9">Следует ли указывать данные о производителе ПО и ТО в ЭПОУ в статусе «Подготовка к созданию»?</text:p>
            <text:p text:style-name="P7"/>
          </table:table-cell>
          <table:table-cell table:style-name="Таблица1.C2" office:value-type="string">
            <text:p text:style-name="P21">В ЭПОУ, находящемся в статусе «Подготовка к созданию», не указываются сведения о производителе ПО и ТО, <text:span text:style-name="T19">т.к. на данном этапе отсутствует гос. контракт и документы, получаемые в результате выполнения гос. контракта, служащие основанием для правомерного и корректного заполнения соответствующих полей.</text:span></text:p>
          </table:table-cell>
        </table:table-row>
        <table:table-row table:style-name="Таблица1.2">
          <table:table-cell table:style-name="Таблица1.A2" office:value-type="string">
            <text:p text:style-name="P18">3</text:p>
          </table:table-cell>
          <table:table-cell table:style-name="Таблица1.A2" office:value-type="string">
            <text:p text:style-name="P4">Когда будет реализована возможность доступа во ФГИС КИ подведомственным органам для внесения сведений в ЭПОУ по своей части?</text:p>
          </table:table-cell>
          <table:table-cell table:style-name="Таблица1.C2" office:value-type="string">
            <text:p text:style-name="P3">Данную информацию следует уточнить у представителей центрального аппарата, так как стратегия управления объектами учёта находится в зоне ответственности представителей ЦА.</text:p>
            <text:p text:style-name="P3">Ответственное должностное лицо ЦА может предоставить соответствующие права территориальным органам <text:span text:style-name="T1">или запросить их в службе тех. поддержки ФГИС КИ.</text:span></text:p>
            <text:p text:style-name="P8"><text:span text:style-name="T15">В случае ограничения прав </text:span><text:span text:style-name="T16">тер. органов </text:span><text:span text:style-name="T15">допускается передача необходимых сведений ответственному лицу ЦА вне системы ФГИС КИ.</text:span></text:p>
          </table:table-cell>
        </table:table-row>
        <table:table-row table:style-name="Таблица1.2">
          <table:table-cell table:style-name="Таблица1.A2" office:value-type="string">
            <text:p text:style-name="P18">4</text:p>
          </table:table-cell>
          <table:table-cell table:style-name="Таблица1.A2" office:value-type="string">
            <text:p text:style-name="P19">В какие МПИ должны включаться работы по защите информации? 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0"/>
          </table:table-cell>
          <table:table-cell table:style-name="Таблица1.C2" office:value-type="string">
            <text:p text:style-name="P16"><text:span text:style-name="T3">Р</text:span><text:span text:style-name="T2">аботы по защите информации обязательно должны быть </text:span><text:span text:style-name="T4">запланированы</text:span><text:span text:style-name="T2"> в </text:span><text:span text:style-name="T5">мероприятиях по информатизации</text:span><text:span text:style-name="T2">, направленных на </text:span><text:span text:style-name="T5">государственные информационные системы.</text:span></text:p>
            <text:p text:style-name="P17"><text:span text:style-name="T2">Для МПИ, направленных на иные информационные системы, ОГВ </text:span><text:span text:style-name="T6">самостоятельно определяет необходимость планирования и проведения работ по защите информации </text:span><text:span text:style-name="T7">с учётом требований законодательства РФ в сфере защиты информации и информационной безопасности</text:span><text:span text:style-name="T6">.</text:span></text:p>
          </table:table-cell>
        </table:table-row>
        <table:table-row table:style-name="Таблица1.2">
          <table:table-cell table:style-name="Таблица1.A2" office:value-type="string">
            <text:p text:style-name="P18">5</text:p>
          </table:table-cell>
          <table:table-cell table:style-name="Таблица1.A2" office:value-type="string">
            <text:p text:style-name="P23"><text:span text:style-name="T2">Какой тип МПИ выбрать при закупке нового монитора для рабочей станции взамен </text:span><text:soft-page-break/><text:span text:style-name="T2">вышедшего из строя?</text:span></text:p>
          </table:table-cell>
          <table:table-cell table:style-name="Таблица1.C2" office:value-type="string">
            <text:p text:style-name="P22"><text:span text:style-name="T9">Д</text:span><text:span text:style-name="T8">ля закупки нового монитора для рабочей станции взамен вышедшего из строя следует применить тип МПИ </text:span><text:soft-page-break/><text:span text:style-name="T8">«Эксплуатация».</text:span></text:p>
          </table:table-cell>
        </table:table-row>
        <table:table-row table:style-name="Таблица1.2">
          <table:table-cell table:style-name="Таблица1.A2" office:value-type="string">
            <text:p text:style-name="P18">6</text:p>
          </table:table-cell>
          <table:table-cell table:style-name="Таблица1.A2" office:value-type="string">
            <text:p text:style-name="P12">Какой тип МПИ выбрать в случае ремонта оборудования рабочей станции?</text:p>
          </table:table-cell>
          <table:table-cell table:style-name="Таблица1.C2" office:value-type="string">
            <text:p text:style-name="P5">В случае ремонта оборудования рабочей станции следует выбирать тип <text:span text:style-name="T18">МПИ «Э</text:span>ксплуатац<text:span text:style-name="T17">ия»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0T12:49:30.435000000</dc:date>
    <meta:editing-duration>PT13H20M39S</meta:editing-duration>
    <meta:editing-cycles>148</meta:editing-cycles>
    <meta:generator>LibreOffice/6.2.4.2$Windows_X86_64 LibreOffice_project/2412653d852ce75f65fbfa83fb7e7b669a126d64</meta:generator>
    <dc:title>Презентация PowerPoint</dc:title>
    <meta:initial-creator>Колесникова Зоя Александровна</meta:initial-creator>
    <meta:creation-date>2019-11-20T17:15:00</meta:creation-date>
    <meta:print-date>2020-01-30T10:53:30.080000000</meta:print-date>
    <meta:document-statistic meta:table-count="1" meta:image-count="0" meta:object-count="0" meta:page-count="2" meta:paragraph-count="24" meta:word-count="288" meta:character-count="2118" meta:non-whitespace-character-count="1853"/>
  </office:meta>
</office:document-meta>
</file>